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 svg:panose-1="0 0 0 0 0 0 0 0 0 0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An informal architecture description doesn’t have any standard to follow which can give way to key concepts and workflows of a program to become misinterpreted / lost. Opposing this, UML has a set standard which means information across UML’s is easily comparable and therefore more consistently detailed allowing for a much clearer description. As well as this UML gives a digestible way to be able to visualise the workflow and dataflow of a complex program while being detailed yet concise.<text:s/>As well as this UML can be an automated process allowing for more time to be spend on development rather than verbose or non-descriptive informal models.<text:s/>These concepts apply to other formal diagrams to describe concepts withing software such<text:s/>as; a<text:s/>use case diagram which displays how information can communicate, an<text:s/>deployment<text:s/>diagram which<text:s/>shows how a system will be physically deployed in the hardware environment.</text:p>
      <text:p text:style-name="Normal"/>
      <text:p text:style-name="Normal">Relational relies upon data relationships via tables and keys (Postgres) which non – relational does not with a less structured table design (MongoDb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ameron Haynes (Student)</meta:initial-creator>
    <dc:creator>Cameron Haynes (Student)</dc:creator>
    <meta:creation-date>2025-10-08T08:41:00Z</meta:creation-date>
    <dc:date>2025-10-08T09:20:00Z</dc:date>
    <meta:template xlink:href="Normal" xlink:type="simple"/>
    <meta:editing-cycles>8</meta:editing-cycles>
    <meta:editing-duration>PT2340S</meta:editing-duration>
    <meta:document-statistic meta:page-count="1" meta:paragraph-count="2" meta:word-count="158" meta:character-count="1062" meta:row-count="7" meta:non-whitespace-character-count="906"/>
  </office:meta>
</office:document-meta>
</file>